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0ca" officeooo:paragraph-rsid="00167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 diagrama de cla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8:32:28.737000000</meta:creation-date>
    <dc:date>2018-10-15T18:36:03.339000000</dc:date>
    <meta:editing-duration>PT3M35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6.1.1.2$Windows_x86 LibreOffice_project/5d19a1bfa650b796764388cd8b33a5af1f5baa1b</meta:generator>
  </office:meta>
</office:document-meta>
</file>